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Open Sans1" fo:font-size="12pt" officeooo:rsid="000529e8" officeooo:paragraph-rsid="000529e8" style:font-size-asian="12pt" style:font-size-complex="12pt"/>
    </style:style>
    <style:style style:name="P2" style:family="paragraph" style:parent-style-name="Standard">
      <style:text-properties style:font-name="Open Sans1" fo:font-size="12pt" officeooo:rsid="0002b476" officeooo:paragraph-rsid="0002b476" style:font-size-asian="12pt" style:font-size-complex="12pt"/>
    </style:style>
    <style:style style:name="P3" style:family="paragraph" style:parent-style-name="Standard" style:list-style-name="L1">
      <style:text-properties style:font-name="Open Sans1" fo:font-size="12pt" officeooo:rsid="0002b476" officeooo:paragraph-rsid="0002b476" style:font-size-asian="12pt" style:font-size-complex="12pt"/>
    </style:style>
    <style:style style:name="P4" style:family="paragraph" style:parent-style-name="Standard" style:list-style-name="L2">
      <style:text-properties style:font-name="Open Sans1" fo:font-size="12pt" officeooo:rsid="0002b476" officeooo:paragraph-rsid="0002b476" style:font-size-asian="12pt" style:font-size-complex="12pt"/>
    </style:style>
    <style:style style:name="P5" style:family="paragraph" style:parent-style-name="Standard" style:list-style-name="L3">
      <style:text-properties style:font-name="Open Sans1" fo:font-size="12pt" officeooo:rsid="0002b476" officeooo:paragraph-rsid="0002b476" style:font-size-asian="12pt" style:font-size-complex="12pt"/>
    </style:style>
    <style:style style:name="P6" style:family="paragraph" style:parent-style-name="Standard" style:list-style-name="L4">
      <style:text-properties style:font-name="Open Sans1" fo:font-size="12pt" officeooo:rsid="0002b476" officeooo:paragraph-rsid="0002b476" style:font-size-asian="12pt" style:font-size-complex="12pt"/>
    </style:style>
    <style:style style:name="P7" style:family="paragraph" style:parent-style-name="Standard" style:list-style-name="L5">
      <style:text-properties style:font-name="Open Sans1" fo:font-size="12pt" officeooo:rsid="0002b476" officeooo:paragraph-rsid="0002b476" style:font-size-asian="12pt" style:font-size-complex="12pt"/>
    </style:style>
    <style:style style:name="P8" style:family="paragraph" style:parent-style-name="Standard" style:list-style-name="L6">
      <style:text-properties style:font-name="Open Sans1" fo:font-size="12pt" officeooo:rsid="0002b476" officeooo:paragraph-rsid="0002b476" style:font-size-asian="12pt" style:font-size-complex="12pt"/>
    </style:style>
    <style:style style:name="P9" style:family="paragraph" style:parent-style-name="Standard" style:list-style-name="L1">
      <style:text-properties style:font-name="Open Sans1" fo:font-size="12pt" officeooo:paragraph-rsid="0002b476" style:font-size-asian="12pt" style:font-size-complex="12pt"/>
    </style:style>
    <style:style style:name="P10" style:family="paragraph" style:parent-style-name="Standard">
      <style:text-properties style:font-name="Open Sans1" fo:font-size="12pt" officeooo:paragraph-rsid="0002b476" style:font-size-asian="12pt" style:font-size-complex="12pt"/>
    </style:style>
    <style:style style:name="T1" style:family="text">
      <style:text-properties officeooo:rsid="0002b47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1 - Introducción</text:p>
      <text:p text:style-name="P2"/>
      <text:p text:style-name="P2">Preguntas de investigación</text:p>
      <text:p text:style-name="P2"/>
      <text:list text:style-name="L1">
        <text:list-item>
          <text:p text:style-name="P3">El objetivo de la investigación en ciencia radica en responder preguntas y adquirir conocimiento acerca del “universo observable”.</text:p>
        </text:list-item>
        <text:list-item>
          <text:p text:style-name="P9">Las preguntas de investigación son el primer paso para comenzar una investigación, es la meta que buscaremos responder y será nuestra guía durante todo el proceso de investigación.</text:p>
        </text:list-item>
        <text:list-item>
          <text:p text:style-name="P9">No podemos comenzar a redactar o preparar un proyecto de investigación si no tenemos pregunta de investigación identificada.</text:p>
        </text:list-item>
        <text:list-item>
          <text:p text:style-name="P9"><text:span text:style-name="T1">T</text:span>iene que cumplir 3 condiciones indispensables:</text:p>
          <text:list>
            <text:list-item>
              <text:p text:style-name="P9">Concisa: lenguaje sencillo y claro. Cualquier persona, incluso sin formación en nuestro campo debe entender la pregunta. Frases cortas y directas, nada de lenguaje pomposo y pretencioso.</text:p>
            </text:list-item>
            <text:list-item>
              <text:p text:style-name="P9">Alcanzable: la pregunta debe tener respuesta posible y la recogida de datos para responderla debe ser viable.</text:p>
            </text:list-item>
            <text:list-item>
              <text:p text:style-name="P9">Relevante: se debe defender la importancia de dedicar una investigación a responder dicha pregunta argumentando los beneficios e impactos que produciría responderla: a nivel teórico, empírico y social.</text:p>
            </text:list-item>
          </text:list>
        </text:list-item>
      </text:list>
      <text:p text:style-name="P10"/>
      <text:p text:style-name="P2">Pasos para formular preguntas de investigación</text:p>
      <text:p text:style-name="P2"/>
      <text:list text:style-name="L2">
        <text:list-item>
          <text:p text:style-name="P4">Existe un protocolo a seguir para idear preguntas de investigación. Los 3 pasos son:</text:p>
        </text:list-item>
      </text:list>
      <text:list xml:id="list966861498" text:style-name="L3">
        <text:list-item>
          <text:list>
            <text:list-item>
              <text:p text:style-name="P5">Definir un problema o asunto de investigación.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6">En un sentido amplio, se delimita el área general donde se trabajará.</text:p>
                </text:list-item>
                <text:list-item>
                  <text:p text:style-name="P6">Ej: la influencia de la inconsistencia en procesos de razonamiento.</text:p>
                </text:list-item>
              </text:list>
            </text:list-item>
          </text:list>
        </text:list-item>
      </text:list>
      <text:list xml:id="list134943575912951" text:continue-list="list966861498" text:style-name="L3">
        <text:list-item>
          <text:list>
            <text:list-item>
              <text:p text:style-name="P5">Delimitar el problema o asunto de investigación. 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7">Se debe concretar y especificar claramente qué estudiaremos.</text:p>
                </text:list-item>
                <text:list-item>
                  <text:p text:style-name="P7">Ej: la inconsistencia provoca que se obtengan conclusiones irrelevantes al realizar inferencias en lógicas clásicas.</text:p>
                </text:list-item>
              </text:list>
            </text:list-item>
          </text:list>
        </text:list-item>
      </text:list>
      <text:list xml:id="list134945005671811" text:continue-list="list134943575912951" text:style-name="L3">
        <text:list-item>
          <text:list>
            <text:list-item>
              <text:p text:style-name="P5">Aplicar cinco estrategias al problema delimitado para que surjan varias preguntas de investigación: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8">Preguntarse por una o varias causas del problema o asunto. </text:p>
                  <text:list>
                    <text:list-item>
                      <text:p text:style-name="P8">Ej: ¿De dónde surgen las inconsistencias? ¿El método de razonamiento es el problema? </text:p>
                    </text:list-item>
                  </text:list>
                </text:list-item>
                <text:list-item>
                  <text:p text:style-name="P8">Preguntarse por las consecuencias del problema o asunto en algún ámbito. </text:p>
                  <text:list>
                    <text:list-item>
                      <text:p text:style-name="P8">Ej: ¿En el lenguaje X la inconsistencia influye en el razonamiento?</text:p>
                    </text:list-item>
                  </text:list>
                </text:list-item>
                <text:list-item>
                  <text:p text:style-name="P8">Pensar una solución al problema o asunto. </text:p>
                  <text:list>
                    <text:list-item>
                      <text:p text:style-name="P8">Ej: ¿Podemos cambiar el proceso de inferencia para tolerar inconsistencias? ¿Podemos directamente alterar el conocimiento inconsistente para volverlo consistente?</text:p>
                    </text:list-item>
                  </text:list>
                </text:list-item>
                <text:list-item>
                  <text:p text:style-name="P8"><text:soft-page-break/>Preguntarse si el problema o asunto sucede en otro ámbito y preguntarse por qué o qué consecuencias tiene. </text:p>
                  <text:list>
                    <text:list-item>
                      <text:p text:style-name="P8">En bases de datos relacionales, ¿existe la inconsistencia? ¿Qué efectos tiene?</text:p>
                    </text:list-item>
                  </text:list>
                </text:list-item>
                <text:list-item>
                  <text:p text:style-name="P8">Preguntarse si el problema o asunto actual sucedía antes, o si el problema o asunto pasado sucede hoy en día. </text:p>
                  <text:list>
                    <text:list-item>
                      <text:p text:style-name="P8">Ej: antes de la existencia de sistemas abiertos/interconectados, ¿encontrábamos inconsistencias? ¿En qué medida?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08:29:26.578952252</meta:creation-date>
    <dc:date>2022-11-07T13:49:43.261083385</dc:date>
    <meta:editing-duration>PT17M11S</meta:editing-duration>
    <meta:editing-cycles>3</meta:editing-cycles>
    <meta:generator>LibreOffice/7.4.2.3$Linux_X86_64 LibreOffice_project/40$Build-3</meta:generator>
    <meta:document-statistic meta:table-count="0" meta:image-count="0" meta:object-count="0" meta:page-count="2" meta:paragraph-count="28" meta:word-count="399" meta:character-count="2585" meta:non-whitespace-character-count="2232"/>
  </office:meta>
</office:document-meta>
</file>